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figGui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ConfigGui.createT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onfigGui.Simple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onfigGui.modifyTestElement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Config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Gui.creat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figGui.Simple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figGui.checkDelete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onfigGui.stopTableEd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figGui.deleteArg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ConfigGui.ad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